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l Star BV" svg:font-family="'All Star BV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style:font-name="All Star BV" fo:font-size="24pt" style:font-name-asian="All Star BV" style:font-size-asian="24pt" style:font-name-complex="All Star BV" style:font-size-complex="2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sis bits to write:</text:p>
      <text:p text:style-name="Normal"/>
      <text:p text:style-name="P1">_ Chapter 1.1/1.1.1: Four things you can't do w/ locks</text:p>
      <text:p text:style-name="P1">_ Chapter 2: Challenges</text:p>
      <text:p text:style-name="P1">_ Chapter 2.1: Performance isolation</text:p>
      <text:p text:style-name="P1">_ Chapter 2.2: Progress guarantees</text:p>
      <text:p text:style-name="P1">_ Chapter 2.3: The semantic gap</text:p>
      <text:p text:style-name="P1">_ Chapter 2.4: I/O</text:p>
      <text:p text:style-name="P1">_ Chapter 2.5: OS interactions</text:p>
      <text:p text:style-name="P1">_ Chapter 3.3: Performance</text:p>
      <text:p text:style-name="P1">_ Chapter 3.4: Arrays and large objects (intro)</text:p>
      <text:p text:style-name="P1">_ Figure 3.10 (fix)</text:p>
      <text:p text:style-name="P1">_ Chapter 4-4.3 (revision)</text:p>
      <text:p text:style-name="P1">_ Chapter 4.4: (Hardware) evaluation</text:p>
      <text:p text:style-name="P1">_ Chapter 4.5: Making UTM fast (UTM caching)</text:p>
      <text:p text:style-name="P1">_ Chapter 4.6: Calling-convention and function issues</text:p>
      <text:p text:style-name="P1">_ Chapter 5: A hybrid transaction implementation</text:p>
      <text:p text:style-name="P1">_ outline</text:p>
      <text:p text:style-name="P1">_ Chapter 6: Extending transactions</text:p>
      <text:p text:style-name="P1">_ Chapter 6.1: Nesting</text:p>
      <text:p text:style-name="P1">_ Chapter 6.2: Exchange and merging</text:p>
      <text:p text:style-name="P1">_ Chapter 6.3: Loopholes and NITs</text:p>
      <text:p text:style-name="P1">_ Chapter 6.4: Opportunistic parallelism</text:p>
      <text:p text:style-name="P1">_ Chapter 7: Compiler optimizations and type systems</text:p>
      <text:p text:style-name="P1">_ outline</text:p>
      <text:p text:style-name="P1">_ Chapter 8: Conclusion</text:p>
      <text:p text:style-name="P1">_ Appendix B: Formal proof UTM/xst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l Star BV" svg:font-family="'All Star BV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681in" style:writing-mode="page"/>
      <style:text-properties fo:color="#000000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class="text">
      <style:paragraph-properties fo:margin-left="0in" fo:margin-right="0in" fo:margin-top="0in" fo:margin-bottom="0in" fo:line-height="0%" fo:text-indent="0in" style:auto-text-indent="false"/>
      <style:text-properties fo:font-variant="normal" fo:text-transform="none" fo:color="#000000" style:font-name="Times New Roman1" fo:font-size="12pt" fo:font-style="normal" fo:font-weight="normal" fo:background-color="#ffffff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8825</meta:generator>
    <meta:creation-date>2005-11-17T14:45:25</meta:creation-date>
    <dc:language>en-US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6" meta:word-count="118" meta:character-count="841"/>
  </office:meta>
</office:document-meta>
</file>